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center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FF"/>
    </style:style>
    <style:style style:name="T25" style:parent-style-name="DefaultParagraphFont" style:family="text">
      <style:text-properties fo:color="#0000FF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FF"/>
    </style:style>
    <style:style style:name="T28" style:parent-style-name="DefaultParagraphFont" style:family="text">
      <style:text-properties fo:font-weight="bold" style:font-weight-asian="bold" fo:font-style="italic" style:font-style-asian="italic" fo:color="#7030A0"/>
    </style:style>
    <style:style style:name="T29" style:parent-style-name="DefaultParagraphFont" style:family="text">
      <style:text-properties fo:font-style="italic" style:font-style-asian="italic" fo:color="#7030A0"/>
    </style:style>
    <style:style style:name="T30" style:parent-style-name="DefaultParagraphFont" style:family="text">
      <style:text-properties fo:color="#7030A0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fo:font-weight="bold" style:font-weight-asian="bold" fo:color="#00000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font-weight="bold" style:font-weight-asian="bold" fo:color="#000000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0000FF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FF"/>
    </style:style>
    <style:style style:name="T39" style:parent-style-name="DefaultParagraphFont" style:family="text">
      <style:text-properties fo:font-weight="bold" style:font-weight-asian="bold" fo:font-style="italic" style:font-style-asian="italic" fo:color="#7030A0"/>
    </style:style>
    <style:style style:name="T40" style:parent-style-name="DefaultParagraphFont" style:family="text">
      <style:text-properties fo:font-style="italic" style:font-style-asian="italic" fo:color="#7030A0"/>
    </style:style>
    <style:style style:name="T41" style:parent-style-name="DefaultParagraphFont" style:family="text">
      <style:text-properties fo:color="#7030A0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fo:font-weight="bold" style:font-weight-asian="bold" fo:color="#000000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fo:font-weight="bold" style:font-weight-asian="bold" fo:color="#000000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fo:color="#0000FF"/>
    </style:style>
    <style:style style:name="T48" style:parent-style-name="DefaultParagraphFont" style:family="text">
      <style:text-properties fo:color="#0000FF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0000FF"/>
    </style:style>
    <style:style style:name="T51" style:parent-style-name="DefaultParagraphFont" style:family="text">
      <style:text-properties fo:font-weight="bold" style:font-weight-asian="bold" fo:font-style="italic" style:font-style-asian="italic" fo:color="#7030A0"/>
    </style:style>
    <style:style style:name="T52" style:parent-style-name="DefaultParagraphFont" style:family="text">
      <style:text-properties fo:font-style="italic" style:font-style-asian="italic" fo:color="#7030A0"/>
    </style:style>
    <style:style style:name="T53" style:parent-style-name="DefaultParagraphFont" style:family="text">
      <style:text-properties fo:color="#7030A0"/>
    </style:style>
    <style:style style:name="TableRow54" style:family="table-row">
      <style:table-row-properties style:min-row-height="0.652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fo:font-weight="bold" style:font-weight-asian="bold" fo:color="#000000"/>
    </style:style>
    <style:style style:name="T59" style:parent-style-name="DefaultParagraphFont" style:family="text">
      <style:text-properties fo:color="#000000"/>
    </style:style>
    <style:style style:name="T60" style:parent-style-name="DefaultParagraphFont" style:family="text">
      <style:text-properties fo:font-weight="bold" style:font-weight-asian="bold" fo:color="#000000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color="#0000FF"/>
    </style:style>
    <style:style style:name="T64" style:parent-style-name="DefaultParagraphFont" style:family="text">
      <style:text-properties fo:color="#0000FF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0000FF"/>
    </style:style>
    <style:style style:name="T68" style:parent-style-name="DefaultParagraphFont" style:family="text">
      <style:text-properties fo:font-weight="bold" style:font-weight-asian="bold" fo:font-style="italic" style:font-style-asian="italic" fo:color="#7030A0"/>
    </style:style>
    <style:style style:name="T69" style:parent-style-name="DefaultParagraphFont" style:family="text">
      <style:text-properties fo:font-style="italic" style:font-style-asian="italic" fo:color="#7030A0"/>
    </style:style>
    <style:style style:name="T70" style:parent-style-name="DefaultParagraphFont" style:family="text">
      <style:text-properties fo:color="#7030A0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fo:font-weight="bold" style:font-weight-asian="bold" fo:color="#00000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font-weight="bold" style:font-weight-asian="bold"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000000"/>
    </style:style>
    <style:style style:name="T77" style:parent-style-name="DefaultParagraphFont" style:family="text">
      <style:text-properties fo:color="#0000FF"/>
    </style:style>
    <style:style style:name="T78" style:parent-style-name="DefaultParagraphFont" style:family="text">
      <style:text-properties fo:color="#000000"/>
    </style:style>
    <style:style style:name="T79" style:parent-style-name="DefaultParagraphFont" style:family="text">
      <style:text-properties fo:color="#0000FF"/>
    </style:style>
    <style:style style:name="T80" style:parent-style-name="DefaultParagraphFont" style:family="text">
      <style:text-properties fo:font-weight="bold" style:font-weight-asian="bold" fo:font-style="italic" style:font-style-asian="italic" fo:color="#7030A0"/>
    </style:style>
    <style:style style:name="T81" style:parent-style-name="DefaultParagraphFont" style:family="text">
      <style:text-properties fo:font-style="italic" style:font-style-asian="italic" fo:color="#7030A0"/>
    </style:style>
    <style:style style:name="T82" style:parent-style-name="DefaultParagraphFont" style:family="text">
      <style:text-properties fo:color="#7030A0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fo:font-weight="bold" style:font-weight-asian="bold" fo:color="#000000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font-weight="bold" style:font-weight-asian="bold" fo:color="#000000"/>
    </style:style>
    <style:style style:name="T87" style:parent-style-name="DefaultParagraphFont" style:family="text">
      <style:text-properties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color="#0000FF"/>
    </style:style>
    <style:style style:name="T90" style:parent-style-name="DefaultParagraphFont" style:family="text">
      <style:text-properties fo:color="#0000FF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fo:color="#0000FF"/>
    </style:style>
    <style:style style:name="T93" style:parent-style-name="DefaultParagraphFont" style:family="text">
      <style:text-properties fo:font-weight="bold" style:font-weight-asian="bold" fo:font-style="italic" style:font-style-asian="italic" fo:color="#7030A0"/>
    </style:style>
    <style:style style:name="T94" style:parent-style-name="DefaultParagraphFont" style:family="text">
      <style:text-properties fo:font-style="italic" style:font-style-asian="italic" fo:color="#7030A0"/>
    </style:style>
    <style:style style:name="TableColumn96" style:family="table-column">
      <style:table-column-properties style:column-width="1.9979in" style:use-optimal-column-width="false"/>
    </style:style>
    <style:style style:name="TableColumn97" style:family="table-column">
      <style:table-column-properties style:column-width="3.375in" style:use-optimal-column-width="false"/>
    </style:style>
    <style:style style:name="TableColumn98" style:family="table-column">
      <style:table-column-properties style:column-width="3.3125in" style:use-optimal-column-width="false"/>
    </style:style>
    <style:style style:name="TableColumn99" style:family="table-column">
      <style:table-column-properties style:column-width="3.6875in" style:use-optimal-column-width="false"/>
    </style:style>
    <style:style style:name="Table95" style:family="table">
      <style:table-properties style:width="12.3729in" fo:margin-left="0in" table:align="center"/>
    </style:style>
    <style:style style:name="TableRow100" style:family="table-row">
      <style:table-row-properties style:min-row-height="0.652in"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Row109" style:family="table-row">
      <style:table-row-properties style:min-row-height="0.652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weight="bold" style:font-weight-asian="bold" style:font-weight-complex="bold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fo:font-weight="bold" style:font-weight-asian="bold" fo:color="#000000"/>
    </style:style>
    <style:style style:name="T114" style:parent-style-name="DefaultParagraphFont" style:family="text">
      <style:text-properties fo:color="#000000"/>
    </style:style>
    <style:style style:name="T115" style:parent-style-name="DefaultParagraphFont" style:family="text">
      <style:text-properties fo:font-weight="bold" style:font-weight-asian="bold" fo:color="#000000"/>
    </style:style>
    <style:style style:name="T116" style:parent-style-name="DefaultParagraphFont" style:family="text">
      <style:text-properties fo:font-weight="bold" style:font-weight-asian="bold" fo:color="#000000"/>
    </style:style>
    <style:style style:name="T117" style:parent-style-name="DefaultParagraphFont" style:family="text">
      <style:text-properties fo:color="#000000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0000FF"/>
    </style:style>
    <style:style style:name="T120" style:parent-style-name="DefaultParagraphFont" style:family="text">
      <style:text-properties fo:color="#0000FF"/>
    </style:style>
    <style:style style:name="T121" style:parent-style-name="DefaultParagraphFont" style:family="text">
      <style:text-properties fo:color="#0000FF"/>
    </style:style>
    <style:style style:name="T122" style:parent-style-name="DefaultParagraphFont" style:family="text">
      <style:text-properties fo:color="#0000FF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color="#000000"/>
    </style:style>
    <style:style style:name="T127" style:parent-style-name="DefaultParagraphFont" style:family="text">
      <style:text-properties fo:color="#0000FF"/>
    </style:style>
    <style:style style:name="T128" style:parent-style-name="DefaultParagraphFont" style:family="text">
      <style:text-properties fo:font-weight="bold" style:font-weight-asian="bold" fo:color="#FF0000"/>
    </style:style>
    <style:style style:name="T129" style:parent-style-name="DefaultParagraphFont" style:family="text">
      <style:text-properties fo:color="#FF0000"/>
    </style:style>
    <style:style style:name="T130" style:parent-style-name="DefaultParagraphFont" style:family="text">
      <style:text-properties fo:font-weight="bold" style:font-weight-asian="bold" fo:font-style="italic" style:font-style-asian="italic" fo:color="#7030A0"/>
    </style:style>
    <style:style style:name="T131" style:parent-style-name="DefaultParagraphFont" style:family="text">
      <style:text-properties fo:font-style="italic" style:font-style-asian="italic" fo:color="#7030A0"/>
    </style:style>
    <style:style style:name="T132" style:parent-style-name="DefaultParagraphFont" style:family="text">
      <style:text-properties fo:color="#7030A0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fo:font-weight="bold" style:font-weight-asian="bold" fo:color="#000000"/>
    </style:style>
    <style:style style:name="T135" style:parent-style-name="DefaultParagraphFont" style:family="text">
      <style:text-properties fo:color="#000000"/>
    </style:style>
    <style:style style:name="T136" style:parent-style-name="DefaultParagraphFont" style:family="text">
      <style:text-properties fo:font-weight="bold" style:font-weight-asian="bold" fo:color="#000000"/>
    </style:style>
    <style:style style:name="T137" style:parent-style-name="DefaultParagraphFont" style:family="text">
      <style:text-properties fo:color="#000000"/>
    </style:style>
    <style:style style:name="T138" style:parent-style-name="DefaultParagraphFont" style:family="text">
      <style:text-properties fo:color="#0000FF"/>
    </style:style>
    <style:style style:name="T139" style:parent-style-name="DefaultParagraphFont" style:family="text">
      <style:text-properties fo:color="#0000FF"/>
    </style:style>
    <style:style style:name="T140" style:parent-style-name="DefaultParagraphFont" style:family="text">
      <style:text-properties fo:color="#0000FF"/>
    </style:style>
    <style:style style:name="T141" style:parent-style-name="DefaultParagraphFont" style:family="text">
      <style:text-properties fo:color="#800000"/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color="#0000FF"/>
    </style:style>
    <style:style style:name="T144" style:parent-style-name="DefaultParagraphFont" style:family="text">
      <style:text-properties fo:color="#000000"/>
    </style:style>
    <style:style style:name="T145" style:parent-style-name="DefaultParagraphFont" style:family="text">
      <style:text-properties fo:color="#0000FF"/>
    </style:style>
    <style:style style:name="T146" style:parent-style-name="DefaultParagraphFont" style:family="text">
      <style:text-properties fo:font-weight="bold" style:font-weight-asian="bold" fo:color="#FF0000"/>
    </style:style>
    <style:style style:name="T147" style:parent-style-name="DefaultParagraphFont" style:family="text">
      <style:text-properties fo:color="#FF0000"/>
    </style:style>
    <style:style style:name="T148" style:parent-style-name="DefaultParagraphFont" style:family="text">
      <style:text-properties fo:font-weight="bold" style:font-weight-asian="bold" fo:font-style="italic" style:font-style-asian="italic" fo:color="#7030A0"/>
    </style:style>
    <style:style style:name="T149" style:parent-style-name="DefaultParagraphFont" style:family="text">
      <style:text-properties fo:font-style="italic" style:font-style-asian="italic" fo:color="#7030A0"/>
    </style:style>
    <style:style style:name="T150" style:parent-style-name="DefaultParagraphFont" style:family="text">
      <style:text-properties fo:color="#7030A0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fo:font-weight="bold" style:font-weight-asian="bold" fo:color="#000000"/>
    </style:style>
    <style:style style:name="T153" style:parent-style-name="DefaultParagraphFont" style:family="text">
      <style:text-properties fo:color="#000000"/>
    </style:style>
    <style:style style:name="T154" style:parent-style-name="DefaultParagraphFont" style:family="text">
      <style:text-properties fo:font-weight="bold" style:font-weight-asian="bold" fo:color="#000000"/>
    </style:style>
    <style:style style:name="T155" style:parent-style-name="DefaultParagraphFont" style:family="text">
      <style:text-properties fo:color="#000000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fo:color="#0000FF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color="#0000FF"/>
    </style:style>
    <style:style style:name="T162" style:parent-style-name="DefaultParagraphFont" style:family="text">
      <style:text-properties fo:color="#800000"/>
    </style:style>
    <style:style style:name="T163" style:parent-style-name="DefaultParagraphFont" style:family="text">
      <style:text-properties fo:font-weight="bold" style:font-weight-asian="bold"/>
    </style:style>
    <style:style style:name="T164" style:parent-style-name="DefaultParagraphFont" style:family="text">
      <style:text-properties fo:color="#0000FF"/>
    </style:style>
    <style:style style:name="T165" style:parent-style-name="DefaultParagraphFont" style:family="text">
      <style:text-properties fo:color="#0000FF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0000FF"/>
    </style:style>
    <style:style style:name="T168" style:parent-style-name="DefaultParagraphFont" style:family="text">
      <style:text-properties fo:font-weight="bold" style:font-weight-asian="bold" fo:color="#FF0000"/>
    </style:style>
    <style:style style:name="T169" style:parent-style-name="DefaultParagraphFont" style:family="text">
      <style:text-properties fo:color="#FF0000"/>
    </style:style>
    <style:style style:name="T170" style:parent-style-name="DefaultParagraphFont" style:family="text">
      <style:text-properties fo:font-weight="bold" style:font-weight-asian="bold" fo:font-style="italic" style:font-style-asian="italic" fo:color="#7030A0"/>
    </style:style>
    <style:style style:name="T171" style:parent-style-name="DefaultParagraphFont" style:family="text">
      <style:text-properties fo:font-style="italic" style:font-style-asian="italic" fo:color="#7030A0"/>
    </style:style>
    <style:style style:name="T172" style:parent-style-name="DefaultParagraphFont" style:family="text">
      <style:text-properties fo:color="#7030A0"/>
    </style:style>
    <style:style style:name="TableRow173" style:family="table-row">
      <style:table-row-properties style:min-row-height="0.652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weight="bold" style:font-weight-asian="bold" style:font-weight-complex="bold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fo:font-weight="bold" style:font-weight-asian="bold" fo:color="#00000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000000"/>
    </style:style>
    <style:style style:name="T180" style:parent-style-name="DefaultParagraphFont" style:family="text">
      <style:text-properties fo:color="#0000FF"/>
    </style:style>
    <style:style style:name="T181" style:parent-style-name="DefaultParagraphFont" style:family="text">
      <style:text-properties fo:color="#0000FF"/>
    </style:style>
    <style:style style:name="T182" style:parent-style-name="DefaultParagraphFont" style:family="text">
      <style:text-properties fo:color="#0000FF"/>
    </style:style>
    <style:style style:name="T183" style:parent-style-name="DefaultParagraphFont" style:family="text">
      <style:text-properties fo:color="#0000FF"/>
    </style:style>
    <style:style style:name="T184" style:parent-style-name="DefaultParagraphFont" style:family="text">
      <style:text-properties fo:color="#0000FF"/>
    </style:style>
    <style:style style:name="T185" style:parent-style-name="DefaultParagraphFont" style:family="text">
      <style:text-properties fo:color="#0000FF"/>
    </style:style>
    <style:style style:name="T186" style:parent-style-name="DefaultParagraphFont" style:family="text">
      <style:text-properties fo:font-weight="bold" style:font-weight-asian="bold" fo:font-style="italic" style:font-style-asian="italic" fo:color="#7030A0"/>
    </style:style>
    <style:style style:name="T187" style:parent-style-name="DefaultParagraphFont" style:family="text">
      <style:text-properties fo:font-weight="bold" style:font-weight-asian="bold" fo:font-style="italic" style:font-style-asian="italic" fo:color="#7030A0"/>
    </style:style>
    <style:style style:name="T188" style:parent-style-name="DefaultParagraphFont" style:family="text">
      <style:text-properties fo:font-style="italic" style:font-style-asian="italic" fo:color="#7030A0"/>
    </style:style>
    <style:style style:name="T189" style:parent-style-name="DefaultParagraphFont" style:family="text">
      <style:text-properties fo:color="#7030A0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fo:font-weight="bold" style:font-weight-asian="bold" fo:color="#000000"/>
    </style:style>
    <style:style style:name="T192" style:parent-style-name="DefaultParagraphFont" style:family="text">
      <style:text-properties fo:color="#000000"/>
    </style:style>
    <style:style style:name="T193" style:parent-style-name="DefaultParagraphFont" style:family="text">
      <style:text-properties fo:color="#000000"/>
    </style:style>
    <style:style style:name="T194" style:parent-style-name="DefaultParagraphFont" style:family="text">
      <style:text-properties fo:color="#0000FF"/>
    </style:style>
    <style:style style:name="T195" style:parent-style-name="DefaultParagraphFont" style:family="text">
      <style:text-properties fo:color="#0000FF"/>
    </style:style>
    <style:style style:name="T196" style:parent-style-name="DefaultParagraphFont" style:family="text">
      <style:text-properties fo:color="#0000FF"/>
    </style:style>
    <style:style style:name="T197" style:parent-style-name="DefaultParagraphFont" style:family="text">
      <style:text-properties fo:color="#0000FF"/>
    </style:style>
    <style:style style:name="T198" style:parent-style-name="DefaultParagraphFont" style:family="text">
      <style:text-properties fo:color="#0000FF"/>
    </style:style>
    <style:style style:name="T199" style:parent-style-name="DefaultParagraphFont" style:family="text">
      <style:text-properties fo:color="#0000FF"/>
    </style:style>
    <style:style style:name="T200" style:parent-style-name="DefaultParagraphFont" style:family="text">
      <style:text-properties fo:color="#800000"/>
    </style:style>
    <style:style style:name="T201" style:parent-style-name="DefaultParagraphFont" style:family="text">
      <style:text-properties fo:font-weight="bold" style:font-weight-asian="bold" fo:font-style="italic" style:font-style-asian="italic" fo:color="#7030A0"/>
    </style:style>
    <style:style style:name="T202" style:parent-style-name="DefaultParagraphFont" style:family="text">
      <style:text-properties fo:font-style="italic" style:font-style-asian="italic" fo:color="#7030A0"/>
    </style:style>
    <style:style style:name="T203" style:parent-style-name="DefaultParagraphFont" style:family="text">
      <style:text-properties fo:color="#7030A0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fo:font-weight="bold" style:font-weight-asian="bold" fo:color="#000000"/>
    </style:style>
    <style:style style:name="T206" style:parent-style-name="DefaultParagraphFont" style:family="text">
      <style:text-properties fo:color="#000000"/>
    </style:style>
    <style:style style:name="T207" style:parent-style-name="DefaultParagraphFont" style:family="text">
      <style:text-properties fo:color="#000000"/>
    </style:style>
    <style:style style:name="T208" style:parent-style-name="DefaultParagraphFont" style:family="text">
      <style:text-properties fo:color="#0000FF"/>
    </style:style>
    <style:style style:name="T209" style:parent-style-name="DefaultParagraphFont" style:family="text">
      <style:text-properties fo:color="#0000FF"/>
    </style:style>
    <style:style style:name="T210" style:parent-style-name="DefaultParagraphFont" style:family="text">
      <style:text-properties fo:color="#0000FF"/>
    </style:style>
    <style:style style:name="T211" style:parent-style-name="DefaultParagraphFont" style:family="text">
      <style:text-properties fo:color="#0000FF"/>
    </style:style>
    <style:style style:name="T212" style:parent-style-name="DefaultParagraphFont" style:family="text">
      <style:text-properties fo:color="#0000FF"/>
    </style:style>
    <style:style style:name="T213" style:parent-style-name="DefaultParagraphFont" style:family="text">
      <style:text-properties fo:color="#0000FF"/>
    </style:style>
    <style:style style:name="T214" style:parent-style-name="DefaultParagraphFont" style:family="text">
      <style:text-properties fo:color="#800000"/>
    </style:style>
    <style:style style:name="T215" style:parent-style-name="DefaultParagraphFont" style:family="text">
      <style:text-properties fo:font-weight="bold" style:font-weight-asian="bold" fo:font-style="italic" style:font-style-asian="italic" fo:color="#7030A0"/>
    </style:style>
    <style:style style:name="T216" style:parent-style-name="DefaultParagraphFont" style:family="text">
      <style:text-properties fo:font-style="italic" style:font-style-asian="italic" fo:color="#7030A0"/>
    </style:style>
    <style:style style:name="TableRow217" style:family="table-row">
      <style:table-row-properties style:min-row-height="0.4618in"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fo:font-weight="bold" style:font-weight-asian="bold"/>
    </style:style>
    <style:style style:name="T224" style:parent-style-name="DefaultParagraphFont" style:family="text">
      <style:text-properties fo:font-weight="bold" style:font-weight-asian="bold" fo:font-style="italic" style:font-style-asian="italic"/>
    </style:style>
    <style:style style:name="P225" style:parent-style-name="TableContents" style:family="paragraph">
      <style:text-properties fo:font-weight="bold" style:font-weight-asian="bold" fo:font-style="italic" style:font-style-asian="italic"/>
    </style:style>
    <style:style style:name="T226" style:parent-style-name="DefaultParagraphFont" style:family="text">
      <style:text-properties fo:font-weight="bold" style:font-weight-asian="bold" fo:font-style="italic" style:font-style-asian="italic"/>
    </style:style>
    <style:style style:name="T227" style:parent-style-name="DefaultParagraphFont" style:family="text">
      <style:text-properties fo:font-weight="bold" style:font-weight-asian="bold" fo:font-style="italic" style:font-style-asian="italic" fo:color="#7030A0"/>
    </style:style>
    <style:style style:name="T228" style:parent-style-name="DefaultParagraphFont" style:family="text">
      <style:text-properties fo:font-style="italic" style:font-style-asian="italic" fo:color="#7030A0"/>
    </style:style>
    <style:style style:name="T229" style:parent-style-name="DefaultParagraphFont" style:family="text">
      <style:text-properties fo:color="#7030A0"/>
    </style:style>
    <style:style style:name="TableColumn231" style:family="table-column">
      <style:table-column-properties style:column-width="3.0604in" style:use-optimal-column-width="false"/>
    </style:style>
    <style:style style:name="TableColumn232" style:family="table-column">
      <style:table-column-properties style:column-width="4.5625in" style:use-optimal-column-width="false"/>
    </style:style>
    <style:style style:name="TableColumn233" style:family="table-column">
      <style:table-column-properties style:column-width="4.75in" style:use-optimal-column-width="false"/>
    </style:style>
    <style:style style:name="Table230" style:family="table">
      <style:table-properties style:width="12.3729in" fo:margin-left="0in" table:align="center"/>
    </style:style>
    <style:style style:name="TableRow234" style:family="table-row">
      <style:table-row-properties style:min-row-height="0.652in"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weight="bold" style:font-weight-asian="bold" style:font-weight-complex="bold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TableCell2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weight="bold" style:font-weight-asian="bold" style:font-weight-complex="bold"/>
    </style:style>
    <style:style style:name="TableRow241" style:family="table-row">
      <style:table-row-properties style:min-row-height="0.652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5" style:parent-style-name="DefaultParagraphFont" style:family="text">
      <style:text-properties fo:font-weight="bold" style:font-weight-asian="bold" fo:color="#000000"/>
    </style:style>
    <style:style style:name="T246" style:parent-style-name="DefaultParagraphFont" style:family="text">
      <style:text-properties fo:color="#000000"/>
    </style:style>
    <style:style style:name="T247" style:parent-style-name="DefaultParagraphFont" style:family="text">
      <style:text-properties fo:color="#000000"/>
    </style:style>
    <style:style style:name="T248" style:parent-style-name="DefaultParagraphFont" style:family="text">
      <style:text-properties fo:color="#0000FF"/>
    </style:style>
    <style:style style:name="T249" style:parent-style-name="DefaultParagraphFont" style:family="text">
      <style:text-properties fo:color="#0000FF"/>
    </style:style>
    <style:style style:name="T250" style:parent-style-name="DefaultParagraphFont" style:family="text">
      <style:text-properties fo:color="#0000FF"/>
    </style:style>
    <style:style style:name="T251" style:parent-style-name="DefaultParagraphFont" style:family="text">
      <style:text-properties fo:color="#0000FF"/>
    </style:style>
    <style:style style:name="T252" style:parent-style-name="DefaultParagraphFont" style:family="text">
      <style:text-properties fo:color="#0000FF"/>
    </style:style>
    <style:style style:name="T253" style:parent-style-name="DefaultParagraphFont" style:family="text">
      <style:text-properties fo:font-weight="bold" style:font-weight-asian="bold" fo:font-style="italic" style:font-style-asian="italic" fo:color="#7030A0"/>
    </style:style>
    <style:style style:name="T254" style:parent-style-name="DefaultParagraphFont" style:family="text">
      <style:text-properties fo:font-style="italic" style:font-style-asian="italic" fo:color="#7030A0"/>
    </style:style>
    <style:style style:name="T255" style:parent-style-name="DefaultParagraphFont" style:family="text">
      <style:text-properties fo:color="#7030A0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7" style:parent-style-name="DefaultParagraphFont" style:family="text">
      <style:text-properties fo:font-weight="bold" style:font-weight-asian="bold" fo:color="#000000"/>
    </style:style>
    <style:style style:name="T258" style:parent-style-name="DefaultParagraphFont" style:family="text">
      <style:text-properties fo:color="#000000"/>
    </style:style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fo:color="#0000FF"/>
    </style:style>
    <style:style style:name="T261" style:parent-style-name="DefaultParagraphFont" style:family="text">
      <style:text-properties fo:color="#0000FF"/>
    </style:style>
    <style:style style:name="T262" style:parent-style-name="DefaultParagraphFont" style:family="text">
      <style:text-properties fo:color="#0000FF"/>
    </style:style>
    <style:style style:name="T263" style:parent-style-name="DefaultParagraphFont" style:family="text">
      <style:text-properties fo:color="#0000FF"/>
    </style:style>
    <style:style style:name="T264" style:parent-style-name="DefaultParagraphFont" style:family="text">
      <style:text-properties fo:color="#0000FF"/>
    </style:style>
    <style:style style:name="T265" style:parent-style-name="DefaultParagraphFont" style:family="text">
      <style:text-properties fo:font-weight="bold" style:font-weight-asian="bold" fo:font-style="italic" style:font-style-asian="italic" fo:color="#7030A0"/>
    </style:style>
    <style:style style:name="T266" style:parent-style-name="DefaultParagraphFont" style:family="text">
      <style:text-properties fo:font-style="italic" style:font-style-asian="italic" fo:color="#7030A0"/>
    </style:style>
    <style:style style:name="T267" style:parent-style-name="DefaultParagraphFont" style:family="text">
      <style:text-properties fo:color="#7030A0"/>
    </style:style>
    <style:style style:name="TableRow268" style:family="table-row">
      <style:table-row-properties style:min-row-height="0.652in"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2" style:parent-style-name="DefaultParagraphFont" style:family="text">
      <style:text-properties fo:font-weight="bold" style:font-weight-asian="bold" fo:color="#000000"/>
    </style:style>
    <style:style style:name="T273" style:parent-style-name="DefaultParagraphFont" style:family="text">
      <style:text-properties fo:color="#000000"/>
    </style:style>
    <style:style style:name="T274" style:parent-style-name="DefaultParagraphFont" style:family="text">
      <style:text-properties fo:color="#000000"/>
    </style:style>
    <style:style style:name="T275" style:parent-style-name="DefaultParagraphFont" style:family="text">
      <style:text-properties fo:color="#0000FF"/>
    </style:style>
    <style:style style:name="T276" style:parent-style-name="DefaultParagraphFont" style:family="text">
      <style:text-properties fo:color="#0000FF"/>
    </style:style>
    <style:style style:name="T277" style:parent-style-name="DefaultParagraphFont" style:family="text">
      <style:text-properties fo:color="#0000FF"/>
    </style:style>
    <style:style style:name="T278" style:parent-style-name="DefaultParagraphFont" style:family="text">
      <style:text-properties fo:color="#0000FF"/>
    </style:style>
    <style:style style:name="T279" style:parent-style-name="DefaultParagraphFont" style:family="text">
      <style:text-properties fo:color="#0000FF"/>
    </style:style>
    <style:style style:name="T280" style:parent-style-name="DefaultParagraphFont" style:family="text">
      <style:text-properties fo:color="#0000FF"/>
    </style:style>
    <style:style style:name="T281" style:parent-style-name="DefaultParagraphFont" style:family="text">
      <style:text-properties fo:font-weight="bold" style:font-weight-asian="bold" fo:font-style="italic" style:font-style-asian="italic" fo:color="#7030A0"/>
    </style:style>
    <style:style style:name="T282" style:parent-style-name="DefaultParagraphFont" style:family="text">
      <style:text-properties fo:font-style="italic" style:font-style-asian="italic" fo:color="#7030A0"/>
    </style:style>
    <style:style style:name="T283" style:parent-style-name="DefaultParagraphFont" style:family="text">
      <style:text-properties fo:color="#7030A0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fo:font-weight="bold" style:font-weight-asian="bold" fo:color="#000000"/>
    </style:style>
    <style:style style:name="T286" style:parent-style-name="DefaultParagraphFont" style:family="text">
      <style:text-properties fo:font-weight="bold" style:font-weight-asian="bold" fo:color="#000000"/>
    </style:style>
    <style:style style:name="T287" style:parent-style-name="DefaultParagraphFont" style:family="text">
      <style:text-properties fo:color="#000000"/>
    </style:style>
    <style:style style:name="T288" style:parent-style-name="DefaultParagraphFont" style:family="text">
      <style:text-properties fo:color="#000000"/>
    </style:style>
    <style:style style:name="T289" style:parent-style-name="DefaultParagraphFont" style:family="text">
      <style:text-properties fo:color="#0000FF"/>
    </style:style>
    <style:style style:name="T290" style:parent-style-name="DefaultParagraphFont" style:family="text">
      <style:text-properties fo:color="#0000FF"/>
    </style:style>
    <style:style style:name="T291" style:parent-style-name="DefaultParagraphFont" style:family="text">
      <style:text-properties fo:color="#0000FF"/>
    </style:style>
    <style:style style:name="T292" style:parent-style-name="DefaultParagraphFont" style:family="text">
      <style:text-properties fo:color="#0000FF"/>
    </style:style>
    <style:style style:name="T293" style:parent-style-name="DefaultParagraphFont" style:family="text">
      <style:text-properties fo:color="#0000FF"/>
    </style:style>
    <style:style style:name="T294" style:parent-style-name="DefaultParagraphFont" style:family="text">
      <style:text-properties fo:color="#0000FF"/>
    </style:style>
    <style:style style:name="T295" style:parent-style-name="DefaultParagraphFont" style:family="text">
      <style:text-properties fo:font-weight="bold" style:font-weight-asian="bold" fo:font-style="italic" style:font-style-asian="italic" fo:color="#7030A0"/>
    </style:style>
    <style:style style:name="T296" style:parent-style-name="DefaultParagraphFont" style:family="text">
      <style:text-properties fo:font-style="italic" style:font-style-asian="italic" fo:color="#7030A0"/>
    </style:style>
    <style:style style:name="T297" style:parent-style-name="DefaultParagraphFont" style:family="text">
      <style:text-properties fo:color="#7030A0"/>
    </style:style>
    <style:style style:name="TableColumn299" style:family="table-column">
      <style:table-column-properties style:column-width="3.0604in" style:use-optimal-column-width="false"/>
    </style:style>
    <style:style style:name="TableColumn300" style:family="table-column">
      <style:table-column-properties style:column-width="9.3125in" style:use-optimal-column-width="false"/>
    </style:style>
    <style:style style:name="Table298" style:family="table">
      <style:table-properties style:width="12.3729in" fo:margin-left="0in" table:align="center"/>
    </style:style>
    <style:style style:name="TableRow301" style:family="table-row">
      <style:table-row-properties style:min-row-height="0.652in"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/>
    </style:style>
    <style:style style:name="TableRow306" style:family="table-row">
      <style:table-row-properties style:min-row-height="0.652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weight="bold" style:font-weight-asian="bold" style:font-weight-complex="bold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fo:font-weight="bold" style:font-weight-asian="bold" fo:color="#000000"/>
    </style:style>
    <style:style style:name="T311" style:parent-style-name="DefaultParagraphFont" style:family="text">
      <style:text-properties fo:font-weight="bold" style:font-weight-asian="bold" fo:color="#000000"/>
    </style:style>
    <style:style style:name="T312" style:parent-style-name="DefaultParagraphFont" style:family="text">
      <style:text-properties fo:color="#000000"/>
    </style:style>
    <style:style style:name="T313" style:parent-style-name="DefaultParagraphFont" style:family="text">
      <style:text-properties fo:color="#000000"/>
    </style:style>
    <style:style style:name="T314" style:parent-style-name="DefaultParagraphFont" style:family="text">
      <style:text-properties fo:color="#0000FF"/>
    </style:style>
    <style:style style:name="T315" style:parent-style-name="DefaultParagraphFont" style:family="text">
      <style:text-properties fo:color="#0000FF"/>
    </style:style>
    <style:style style:name="T316" style:parent-style-name="DefaultParagraphFont" style:family="text">
      <style:text-properties fo:color="#000000"/>
    </style:style>
    <style:style style:name="T317" style:parent-style-name="DefaultParagraphFont" style:family="text">
      <style:text-properties fo:color="#0000FF"/>
    </style:style>
    <style:style style:name="T318" style:parent-style-name="DefaultParagraphFont" style:family="text">
      <style:text-properties fo:color="#0000FF"/>
    </style:style>
    <style:style style:name="T319" style:parent-style-name="DefaultParagraphFont" style:family="text">
      <style:text-properties fo:font-weight="bold" style:font-weight-asian="bold" fo:font-style="italic" style:font-style-asian="italic" fo:color="#7030A0"/>
    </style:style>
    <style:style style:name="T320" style:parent-style-name="DefaultParagraphFont" style:family="text">
      <style:text-properties fo:font-style="italic" style:font-style-asian="italic" fo:color="#7030A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su:<text:s/>(to root)<text:s/><text:span text:style-name="T24">&lt;username&gt;</text:span><text:span text:style-name="T25"><text:s/></text:span><text:span text:style-name="T26">on pts/</text:span><text:span text:style-name="T27">&lt;N&gt;</text:span></text:p>
            <text:p text:style-name="TableContents"><text:span text:style-name="T28">Identifying Symbol:</text:span><text:span text:style-name="T29"><text:s/></text:span><text:span text:style-name="T30">+</text:span></text:p>
          </table:table-cell>
          <table:table-cell table:style-name="TableCell31">
            <text:p text:style-name="TableContents"><text:span text:style-name="T32">Log</text:span><text:span text:style-name="T33"><text:s/></text:span><text:span text:style-name="T34">input:</text:span><text:span text:style-name="T35"><text:s/></text:span>su: (to root)<text:s/><text:span text:style-name="T36">&lt;username&gt;<text:s/></text:span><text:span text:style-name="T37">on pts/</text:span><text:span text:style-name="T38">&lt;N&gt;</text:span></text:p>
            <text:p text:style-name="TableContents"><text:span text:style-name="T39">Identifying Symbol:</text:span><text:span text:style-name="T40"><text:s/></text:span><text:span text:style-name="T41">+</text:span></text:p>
          </table:table-cell>
          <table:table-cell table:style-name="TableCell42">
            <text:p text:style-name="TableContents"><text:span text:style-name="T43">Log</text:span><text:span text:style-name="T44"><text:s/></text:span><text:span text:style-name="T45">input:</text:span><text:span text:style-name="T46"><text:s/></text:span>su: (to<text:s/><text:span text:style-name="T47">&lt;victim_username&gt;</text:span>)<text:s/><text:span text:style-name="T48">&lt;username&gt;<text:s/></text:span><text:span text:style-name="T49">on pts/</text:span><text:span text:style-name="T50">&lt;N&gt;</text:span></text:p>
            <text:p text:style-name="TableContents"><text:span text:style-name="T51">Identifying Symbol:</text:span><text:span text:style-name="T52"><text:s/></text:span><text:span text:style-name="T53">–</text:span></text:p>
          </table:table-cell>
        </table:table-row>
        <table:table-row table:style-name="TableRow54">
          <table:table-cell table:style-name="TableCell55">
            <text:p text:style-name="P56">Unsuccessful</text:p>
          </table:table-cell>
          <table:table-cell table:style-name="TableCell57">
            <text:p text:style-name="TableContents"><text:span text:style-name="T58">Log</text:span><text:span text:style-name="T59"><text:s/></text:span><text:span text:style-name="T60">input:</text:span><text:span text:style-name="T61"><text:s/></text:span><text:span text:style-name="T62">su:<text:s/></text:span>FAILED<text:s/>SU<text:s/>(to root)<text:s/><text:span text:style-name="T63">&lt;username&gt;</text:span><text:span text:style-name="T64"><text:s/></text:span><text:span text:style-name="T65">on<text:s/></text:span><text:span text:style-name="T66">pts/</text:span><text:span text:style-name="T67">&lt;N&gt;</text:span></text:p>
            <text:p text:style-name="TableContents"><text:span text:style-name="T68">Identifying Symbol:</text:span><text:span text:style-name="T69"><text:s/></text:span><text:span text:style-name="T70">*</text:span></text:p>
          </table:table-cell>
          <table:table-cell table:style-name="TableCell71">
            <text:p text:style-name="TableContents"><text:span text:style-name="T72">Log</text:span><text:span text:style-name="T73"><text:s/></text:span><text:span text:style-name="T74">input:</text:span><text:span text:style-name="T75"><text:s/></text:span><text:span text:style-name="T76">su:<text:s/></text:span>FAILED SU (to root)<text:s/><text:span text:style-name="T77">&lt;username&gt;<text:s/></text:span><text:span text:style-name="T78">on pts/</text:span><text:span text:style-name="T79">&lt;N&gt;</text:span></text:p>
            <text:p text:style-name="TableContents"><text:span text:style-name="T80">Identifying Symbol:</text:span><text:span text:style-name="T81"><text:s/></text:span><text:span text:style-name="T82">*</text:span></text:p>
          </table:table-cell>
          <table:table-cell table:style-name="TableCell83">
            <text:p text:style-name="TableContents"><text:span text:style-name="T84">Log</text:span><text:span text:style-name="T85"><text:s/></text:span><text:span text:style-name="T86">input:</text:span><text:span text:style-name="T87"><text:s/></text:span><text:span text:style-name="T88">su:<text:s/></text:span>FAILED SU (to<text:s/><text:span text:style-name="T89">&lt;victim_username&gt;</text:span>)<text:s/><text:span text:style-name="T90">&lt;username&gt;<text:s/></text:span><text:span text:style-name="T91">on pts/</text:span><text:span text:style-name="T92">&lt;N&gt;</text:span></text:p>
            <text:p text:style-name="TableContents"><text:span text:style-name="T93">Identifying Symbol:</text:span><text:span text:style-name="T94"><text:s/>/</text:span></text:p>
          </table:table-cell>
        </table:table-row>
      </table:table>
      <text:p text:style-name="Standard"/>
      <text:p text:style-name="Standard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Sudo su</text:p>
          </table:table-cell>
          <table:table-cell table:style-name="TableCell105">
            <text:p text:style-name="P106">Sudo su root</text:p>
          </table:table-cell>
          <table:table-cell table:style-name="TableCell107">
            <text:p text:style-name="P108">Sudo su &lt;username&gt;</text:p>
          </table:table-cell>
        </table:table-row>
        <table:table-row table:style-name="TableRow109">
          <table:table-cell table:style-name="TableCell110">
            <text:p text:style-name="P111">Successful</text:p>
          </table:table-cell>
          <table:table-cell table:style-name="TableCell112">
            <text:p text:style-name="TableContents"><text:span text:style-name="T113">Log</text:span><text:span text:style-name="T114"><text:s/></text:span><text:span text:style-name="T115">input:</text:span><text:span text:style-name="T116"><text:s/></text:span><text:span text:style-name="T117">sudo:</text:span><text:span text:style-name="T118"><text:s/></text:span><text:span text:style-name="T119">&lt;username&gt;</text:span><text:s/>: TTY=<text:span text:style-name="T120">&lt;</text:span><text:span text:style-name="T121">N</text:span><text:span text:style-name="T122">&gt;</text:span><text:s/>; PWD=<text:span text:style-name="T123">&lt;pwd&gt;</text:span><text:s/>; USER=root ; COMMAND=/bin/su</text:p>
            <text:p text:style-name="TableContents"><text:span text:style-name="T124">Also inputs:</text:span><text:s/>su: (to root)<text:s/><text:span text:style-name="T125">&lt;username&gt;<text:s/></text:span><text:span text:style-name="T126">on pts/</text:span><text:span text:style-name="T127">&lt;N&gt;</text:span></text:p>
            <text:p text:style-name="TableContents"><text:span text:style-name="T128">Note:<text:s/></text:span><text:span text:style-name="T129">script uses “also input” since it occurs. If first one is used, would cause an extra false login</text:span></text:p>
            <text:p text:style-name="TableContents"><text:span text:style-name="T130">Identifying Symbol:</text:span><text:span text:style-name="T131"><text:s/></text:span><text:span text:style-name="T132">+</text:span></text:p>
          </table:table-cell>
          <table:table-cell table:style-name="TableCell133">
            <text:p text:style-name="TableContents"><text:span text:style-name="T134">Log</text:span><text:span text:style-name="T135"><text:s/></text:span><text:span text:style-name="T136">input:<text:s/></text:span><text:span text:style-name="T137">sudo:<text:s/></text:span><text:span text:style-name="T138">&lt;username&gt;</text:span><text:s/>: TTY=<text:span text:style-name="T139">&lt;N&gt;</text:span><text:s/>; PWD=<text:span text:style-name="T140">&lt;pwd&gt;</text:span><text:s/>; USER=root ; COMMAND=/bin/su<text:s/><text:span text:style-name="T141">root</text:span></text:p>
            <text:p text:style-name="TableContents"><text:span text:style-name="T142">Also inputs:</text:span><text:s/>su: (to root)<text:s/><text:span text:style-name="T143">&lt;username&gt;<text:s/></text:span><text:span text:style-name="T144">on pts/</text:span><text:span text:style-name="T145">&lt;N&gt;</text:span></text:p>
            <text:p text:style-name="TableContents"><text:span text:style-name="T146">Note:<text:s/></text:span><text:span text:style-name="T147">script uses “also input” since it occurs. If first one is used, would cause an extra false login</text:span></text:p>
            <text:p text:style-name="TableContents"><text:span text:style-name="T148">Identifying Symbol:</text:span><text:span text:style-name="T149"><text:s/></text:span><text:span text:style-name="T150">+</text:span></text:p>
          </table:table-cell>
          <table:table-cell table:style-name="TableCell151">
            <text:p text:style-name="TableContents"><text:span text:style-name="T152">Log</text:span><text:span text:style-name="T153"><text:s/></text:span><text:span text:style-name="T154">input:</text:span><text:span text:style-name="T155"><text:s/></text:span><text:span text:style-name="T156">sudo:<text:s/></text:span><text:span text:style-name="T157">&lt;username&gt;</text:span><text:s/>: TTY=<text:span text:style-name="T158">&lt;</text:span><text:span text:style-name="T159">N</text:span><text:span text:style-name="T160">&gt;</text:span><text:s/>; PWD=<text:span text:style-name="T161">&lt;pwd&gt;</text:span><text:s/>; USER=root ; COMMAND=/bin/su<text:s/><text:span text:style-name="T162">&lt;victim_username&gt;</text:span></text:p>
            <text:p text:style-name="TableContents"><text:span text:style-name="T163">Also inputs:</text:span><text:s/>su: (to<text:s/><text:span text:style-name="T164">&lt;victim_username&gt;</text:span>)<text:s/><text:span text:style-name="T165">&lt;username&gt;<text:s/></text:span><text:span text:style-name="T166">on pts/</text:span><text:span text:style-name="T167">&lt;N&gt;</text:span></text:p>
            <text:p text:style-name="TableContents"><text:span text:style-name="T168">Note:<text:s/></text:span><text:span text:style-name="T169">script uses “also input” since it occurs. If first one is used, would cause an extra false login</text:span></text:p>
            <text:p text:style-name="TableContents"><text:span text:style-name="T170">Identifying Symbol:</text:span><text:span text:style-name="T171"><text:s/></text:span><text:span text:style-name="T172">–</text:span></text:p>
          </table:table-cell>
        </table:table-row>
        <table:table-row table:style-name="TableRow173">
          <table:table-cell table:style-name="TableCell174">
            <text:p text:style-name="P175">Unsuccessful (even if &lt;username&gt; does not exist)</text:p>
          </table:table-cell>
          <table:table-cell table:style-name="TableCell176">
            <text:p text:style-name="TableContents"><text:span text:style-name="T177">Log input:</text:span><text:span text:style-name="T178"><text:s/></text:span><text:span text:style-name="T179">sudo:<text:s/></text:span><text:span text:style-name="T180">&lt;username&gt;</text:span><text:s/>:<text:s/><text:span text:style-name="T181">&lt;N&gt;</text:span><text:s/>incorrect password attempt ; TTY=<text:span text:style-name="T182">&lt;</text:span><text:span text:style-name="T183">N</text:span><text:span text:style-name="T184">&gt;<text:s/></text:span>; PWD=<text:span text:style-name="T185">&lt;pwd&gt;</text:span><text:s/>; USER=root ; COMMAND=/bin/su</text:p>
            <text:p text:style-name="TableContents"><text:span text:style-name="T186">I</text:span><text:span text:style-name="T187">dentifying Symbol:</text:span><text:span text:style-name="T188"><text:s/></text:span><text:span text:style-name="T189">*</text:span></text:p>
          </table:table-cell>
          <table:table-cell table:style-name="TableCell190">
            <text:p text:style-name="TableContents"><text:span text:style-name="T191">Log input:</text:span><text:span text:style-name="T192"><text:s/></text:span><text:span text:style-name="T193">sudo:<text:s/></text:span><text:span text:style-name="T194">&lt;username&gt;</text:span><text:s/>:<text:s/><text:span text:style-name="T195">&lt;N&gt;</text:span><text:s/>incorrect<text:s/>password attempt ; TTY=<text:span text:style-name="T196">&lt;</text:span><text:span text:style-name="T197">N</text:span><text:span text:style-name="T198">&gt;<text:s/></text:span>; PWD=<text:span text:style-name="T199">&lt;pwd&gt;</text:span><text:s/>; USER=root ; COMMAND=/bin/su<text:s/><text:span text:style-name="T200">root</text:span></text:p>
            <text:p text:style-name="TableContents"><text:span text:style-name="T201">Identifying Symbol:</text:span><text:span text:style-name="T202"><text:s/></text:span><text:span text:style-name="T203">*</text:span></text:p>
          </table:table-cell>
          <table:table-cell table:style-name="TableCell204">
            <text:p text:style-name="TableContents"><text:span text:style-name="T205">Log input:</text:span><text:span text:style-name="T206"><text:s/></text:span><text:span text:style-name="T207">sudo:<text:s/></text:span><text:span text:style-name="T208">&lt;username&gt;</text:span><text:s/>:<text:s/><text:span text:style-name="T209">&lt;N&gt;</text:span><text:s/>incorrect password attempt ; TTY=<text:span text:style-name="T210">&lt;</text:span><text:span text:style-name="T211">N</text:span><text:span text:style-name="T212">&gt;<text:s/></text:span>; PWD=<text:span text:style-name="T213">&lt;pwd&gt;</text:span><text:s/>; USER=root ; COMMAND=/bin/su<text:s/><text:span text:style-name="T214">&lt;victim_username&gt;</text:span></text:p>
            <text:p text:style-name="TableContents"><text:span text:style-name="T215">Identifying Symbol:</text:span><text:span text:style-name="T216"><text:s/>/</text:span></text:p>
          </table:table-cell>
        </table:table-row>
        <table:table-row table:style-name="TableRow217">
          <table:table-cell table:style-name="TableCell218">
            <text:p text:style-name="P219">Successful<text:s/>attempt when &lt;username&gt; does not exist</text:p>
          </table:table-cell>
          <table:table-cell table:style-name="TableCell220">
            <text:p text:style-name="TableContents">N/A</text:p>
          </table:table-cell>
          <table:table-cell table:style-name="TableCell221">
            <text:p text:style-name="TableContents">N/A</text:p>
          </table:table-cell>
          <table:table-cell table:style-name="TableCell222">
            <text:p text:style-name="TableContents">***<text:span text:style-name="T223">Log input:<text:s/></text:span><text:span text:style-name="T224">…</text:span></text:p>
            <text:p text:style-name="P225">…</text:p>
            <text:p text:style-name="TableContents"><text:span text:style-name="T226">…</text:span></text:p>
            <text:p text:style-name="TableContents"><text:span text:style-name="T227">Identifying Symbol:</text:span><text:span text:style-name="T228"><text:s/></text:span><text:span text:style-name="T229">– (but we want it to be /) (future fix)</text:span></text:p>
          </table:table-cell>
        </table:table-row>
      </table:table>
      <text:p text:style-name="Standard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>Sudo -i</text:p>
          </table:table-cell>
          <table:table-cell table:style-name="TableCell239">
            <text:p text:style-name="P240">Sudo bash</text:p>
          </table:table-cell>
        </table:table-row>
        <table:table-row table:style-name="TableRow241">
          <table:table-cell table:style-name="TableCell242">
            <text:p text:style-name="P243">Successful</text:p>
          </table:table-cell>
          <table:table-cell table:style-name="TableCell244">
            <text:p text:style-name="TableContents"><text:span text:style-name="T245">Log input:</text:span><text:span text:style-name="T246"><text:s/></text:span><text:span text:style-name="T247">sudo:<text:s/></text:span><text:span text:style-name="T248">&lt;username&gt;</text:span><text:s/>: TTY=<text:span text:style-name="T249">&lt;</text:span><text:span text:style-name="T250">N</text:span><text:span text:style-name="T251">&gt;<text:s/></text:span>; PWD=<text:s/><text:span text:style-name="T252">&lt;pwd&gt;</text:span><text:s/>; USER=root ; COMMAND=/bin/bash</text:p>
            <text:p text:style-name="TableContents"><text:span text:style-name="T253">Identifying Symbol:</text:span><text:span text:style-name="T254"><text:s/></text:span><text:span text:style-name="T255">+</text:span></text:p>
          </table:table-cell>
          <table:table-cell table:style-name="TableCell256">
            <text:p text:style-name="TableContents"><text:span text:style-name="T257">Log input:</text:span><text:span text:style-name="T258"><text:s/></text:span><text:span text:style-name="T259">sudo:<text:s/></text:span><text:span text:style-name="T260">&lt;username&gt;</text:span><text:s/>: TTY=<text:span text:style-name="T261">&lt;</text:span><text:span text:style-name="T262">N</text:span><text:span text:style-name="T263">&gt;</text:span><text:s/>; PWD=<text:s/><text:span text:style-name="T264">&lt;pwd&gt;</text:span><text:s/>; USER=root ; COMMAND=/bin/bash</text:p>
            <text:p text:style-name="TableContents"><text:span text:style-name="T265">Identifying Symbol:</text:span><text:span text:style-name="T266"><text:s/></text:span><text:span text:style-name="T267">+</text:span></text:p>
          </table:table-cell>
        </table:table-row>
        <table:table-row table:style-name="TableRow268">
          <table:table-cell table:style-name="TableCell269">
            <text:p text:style-name="P270">Unsuccessful</text:p>
          </table:table-cell>
          <table:table-cell table:style-name="TableCell271">
            <text:p text:style-name="TableContents"><text:span text:style-name="T272">Log input:</text:span><text:span text:style-name="T273"><text:s/></text:span><text:span text:style-name="T274">sudo:<text:s/></text:span><text:span text:style-name="T275">&lt;username&gt;</text:span><text:s/>:<text:s/><text:span text:style-name="T276">&lt;N&gt;</text:span><text:s/>incorrect password attempts ; TTY=<text:span text:style-name="T277">&lt;</text:span><text:span text:style-name="T278">N</text:span><text:span text:style-name="T279">&gt;</text:span><text:s/>; PWD=<text:span text:style-name="T280">&lt;pwd&gt;</text:span><text:s/>; USER=root ; COMMAND=/bin/bash</text:p>
            <text:p text:style-name="TableContents"><text:span text:style-name="T281">Identifying Symbol:</text:span><text:span text:style-name="T282"><text:s/></text:span><text:span text:style-name="T283">*</text:span></text:p>
          </table:table-cell>
          <table:table-cell table:style-name="TableCell284">
            <text:p text:style-name="TableContents"><text:span text:style-name="T285">Log<text:s/></text:span><text:span text:style-name="T286">input:</text:span><text:span text:style-name="T287"><text:s/></text:span><text:span text:style-name="T288">sudo:<text:s/></text:span><text:span text:style-name="T289">&lt;username&gt;</text:span><text:s/>:<text:s/><text:span text:style-name="T290">&lt;N&gt;</text:span><text:s/>incorrect password attempts ; TTY=<text:span text:style-name="T291">&lt;</text:span><text:span text:style-name="T292">N</text:span><text:span text:style-name="T293">&gt;<text:s/></text:span>; PWD=<text:span text:style-name="T294">&lt;pwd&gt;</text:span><text:s/>; USER=root ; COMMAND=/bin/bash</text:p>
            <text:p text:style-name="TableContents"><text:span text:style-name="T295">Identifying Symbol:</text:span><text:span text:style-name="T296"><text:s/></text:span><text:span text:style-name="T297">*</text:span></text:p>
          </table:table-cell>
        </table:table-row>
      </table:table>
      <text:p text:style-name="Standard"/>
      <text:p text:style-name="Standard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>Sudo &lt;command&gt;</text:p>
          </table:table-cell>
        </table:table-row>
        <table:table-row table:style-name="TableRow306">
          <table:table-cell table:style-name="TableCell307">
            <text:p text:style-name="P308">Sudo used when &lt;username&gt; is not in the sudoers file</text:p>
          </table:table-cell>
          <table:table-cell table:style-name="TableCell309">
            <text:p text:style-name="TableContents"><text:span text:style-name="T310">Log<text:s/></text:span><text:span text:style-name="T311">input:</text:span><text:span text:style-name="T312"><text:s/></text:span><text:span text:style-name="T313">sudo:<text:s/></text:span><text:span text:style-name="T314">&lt;username&gt;</text:span><text:s/>:<text:s/>user NOT in sudoers ;<text:s/>TTY=<text:span text:style-name="T315">&lt;N&gt;<text:s/></text:span><text:span text:style-name="T316">;<text:s/></text:span>PWD=<text:span text:style-name="T317">&lt;pwd&gt;</text:span><text:s/>; USER=root ; COMMAND=<text:span text:style-name="T318">&lt;command execution path&gt;</text:span></text:p>
            <text:p text:style-name="TableContents"><text:span text:style-name="T319">Identifying Symbol:</text:span><text:span text:style-name="T320"><text:s/>~</text:span>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neNumber" style:display-name="Line Number" style:family="text" style:parent-style-name="DefaultParagraphFon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var/log/auth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nter James Thompson</dc:creator>
    <meta:creation-date>2018-08-02T09:58:00Z</meta:creation-date>
    <dc:date>2019-05-10T02:31:00Z</dc:date>
    <meta:template xlink:href="Normal.dotm" xlink:type="simple"/>
    <meta:editing-cycles>15</meta:editing-cycles>
    <meta:editing-duration>PT10860S</meta:editing-duration>
    <meta:document-statistic meta:page-count="2" meta:paragraph-count="5" meta:word-count="409" meta:character-count="2740" meta:row-count="19" meta:non-whitespace-character-count="2336"/>
  </office:meta>
</office:document-meta>
</file>